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ed6b" officeooo:paragraph-rsid="0013ed6b"/>
    </style:style>
    <style:style style:name="P2" style:family="paragraph" style:parent-style-name="Standard">
      <style:text-properties officeooo:rsid="0013ed6b" officeooo:paragraph-rsid="0015b04d"/>
    </style:style>
    <style:style style:name="P3" style:family="paragraph" style:parent-style-name="Standard">
      <style:text-properties officeooo:rsid="0013ed6b" officeooo:paragraph-rsid="0024bd33"/>
    </style:style>
    <style:style style:name="P4" style:family="paragraph" style:parent-style-name="Standard">
      <style:text-properties officeooo:rsid="0014f84d" officeooo:paragraph-rsid="0014f84d"/>
    </style:style>
    <style:style style:name="P5" style:family="paragraph" style:parent-style-name="Standard">
      <style:text-properties officeooo:rsid="0015b04d" officeooo:paragraph-rsid="0015b04d"/>
    </style:style>
    <style:style style:name="P6" style:family="paragraph" style:parent-style-name="Standard">
      <style:text-properties officeooo:paragraph-rsid="0016b412"/>
    </style:style>
    <style:style style:name="P7" style:family="paragraph" style:parent-style-name="Standard">
      <style:text-properties fo:font-style="italic" officeooo:rsid="00181a9c" officeooo:paragraph-rsid="00181a9c" style:font-style-asian="italic" style:font-style-complex="italic"/>
    </style:style>
    <style:style style:name="P8" style:family="paragraph" style:parent-style-name="Standard">
      <style:text-properties fo:font-style="italic" officeooo:rsid="00181a9c" officeooo:paragraph-rsid="001bf74d" style:font-style-asian="italic" style:font-style-complex="italic"/>
    </style:style>
    <style:style style:name="P9" style:family="paragraph" style:parent-style-name="Standard">
      <style:text-properties fo:font-style="italic" officeooo:rsid="002877b1" officeooo:paragraph-rsid="002877b1" style:font-style-asian="italic" style:font-style-complex="italic"/>
    </style:style>
    <style:style style:name="P10" style:family="paragraph" style:parent-style-name="Standard">
      <style:text-properties fo:font-style="italic" officeooo:rsid="002a3948" officeooo:paragraph-rsid="002a3948" style:font-style-asian="italic" style:font-style-complex="italic"/>
    </style:style>
    <style:style style:name="P11" style:family="paragraph" style:parent-style-name="Standard">
      <style:text-properties officeooo:paragraph-rsid="00181746"/>
    </style:style>
    <style:style style:name="P12" style:family="paragraph" style:parent-style-name="Standard">
      <style:text-properties officeooo:paragraph-rsid="00181a9c"/>
    </style:style>
    <style:style style:name="P13" style:family="paragraph" style:parent-style-name="Standard">
      <style:text-properties officeooo:rsid="00181a9c" officeooo:paragraph-rsid="00181a9c"/>
    </style:style>
    <style:style style:name="P14" style:family="paragraph" style:parent-style-name="Standard">
      <style:text-properties fo:font-style="normal" officeooo:rsid="00181a9c" officeooo:paragraph-rsid="001bf74d" style:font-style-asian="normal" style:font-style-complex="normal"/>
    </style:style>
    <style:style style:name="P15" style:family="paragraph" style:parent-style-name="Standard">
      <style:text-properties officeooo:paragraph-rsid="00221d61"/>
    </style:style>
    <style:style style:name="P16" style:family="paragraph" style:parent-style-name="Standard">
      <style:text-properties officeooo:paragraph-rsid="0013ed6b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13ed6b" officeooo:paragraph-rsid="0024bd33" style:font-weight-asian="bold" style:font-weight-complex="bold"/>
    </style:style>
    <style:style style:name="P18" style:family="paragraph" style:parent-style-name="Standard">
      <style:text-properties officeooo:paragraph-rsid="002877b1"/>
    </style:style>
    <style:style style:name="P19" style:family="paragraph" style:parent-style-name="Standard">
      <style:text-properties officeooo:rsid="002877b1" officeooo:paragraph-rsid="002877b1"/>
    </style:style>
    <style:style style:name="P20" style:family="paragraph" style:parent-style-name="Standard">
      <style:text-properties officeooo:rsid="002a3948" officeooo:paragraph-rsid="002a3948"/>
    </style:style>
    <style:style style:name="P21" style:family="paragraph" style:parent-style-name="Standard">
      <style:text-properties officeooo:rsid="002a3948" officeooo:paragraph-rsid="002a3948"/>
    </style:style>
    <style:style style:name="P22" style:family="paragraph" style:parent-style-name="Standard">
      <style:text-properties officeooo:rsid="002b4aba" officeooo:paragraph-rsid="002b4aba"/>
    </style:style>
    <style:style style:name="P23" style:family="paragraph" style:parent-style-name="Standard">
      <style:text-properties fo:font-style="italic" officeooo:rsid="002bf4ee" officeooo:paragraph-rsid="002bf4ee" style:font-style-asian="italic" style:font-style-complex="italic"/>
    </style:style>
    <style:style style:name="P24" style:family="paragraph" style:parent-style-name="Standard">
      <style:text-properties fo:font-style="italic" officeooo:rsid="002bf4ee" officeooo:paragraph-rsid="002f9ced" style:font-style-asian="italic" style:font-style-complex="italic"/>
    </style:style>
    <style:style style:name="P25" style:family="paragraph" style:parent-style-name="Standard">
      <style:text-properties fo:font-style="italic" officeooo:rsid="002bf4ee" officeooo:paragraph-rsid="00312283" style:font-style-asian="italic" style:font-style-complex="italic"/>
    </style:style>
    <style:style style:name="P26" style:family="paragraph" style:parent-style-name="Standard">
      <style:text-properties officeooo:paragraph-rsid="002bf4ee"/>
    </style:style>
    <style:style style:name="P27" style:family="paragraph" style:parent-style-name="Standard">
      <style:text-properties officeooo:paragraph-rsid="002de260"/>
    </style:style>
    <style:style style:name="P28" style:family="paragraph" style:parent-style-name="Standard">
      <style:text-properties officeooo:paragraph-rsid="002f9ced"/>
    </style:style>
    <style:style style:name="P29" style:family="paragraph" style:parent-style-name="Standard">
      <style:text-properties officeooo:rsid="0014f84d" officeooo:paragraph-rsid="002de260"/>
    </style:style>
    <style:style style:name="P30" style:family="paragraph" style:parent-style-name="Standard">
      <style:text-properties officeooo:paragraph-rsid="0024bd33"/>
    </style:style>
    <style:style style:name="P31" style:family="paragraph" style:parent-style-name="Standard">
      <style:text-properties officeooo:rsid="0031c32b" officeooo:paragraph-rsid="0031c32b"/>
    </style:style>
    <style:style style:name="T1" style:family="text">
      <style:text-properties officeooo:rsid="0015b04d"/>
    </style:style>
    <style:style style:name="T2" style:family="text">
      <style:text-properties officeooo:rsid="0016b412"/>
    </style:style>
    <style:style style:name="T3" style:family="text">
      <style:text-properties officeooo:rsid="00181746"/>
    </style:style>
    <style:style style:name="T4" style:family="text">
      <style:text-properties fo:font-style="italic" officeooo:rsid="00181746" style:font-style-asian="italic" style:font-style-complex="italic"/>
    </style:style>
    <style:style style:name="T5" style:family="text">
      <style:text-properties fo:font-style="italic" officeooo:rsid="0016b412" style:font-style-asian="italic" style:font-style-complex="italic"/>
    </style:style>
    <style:style style:name="T6" style:family="text">
      <style:text-properties fo:font-style="italic" officeooo:rsid="00181a9c" style:font-style-asian="italic" style:font-style-complex="italic"/>
    </style:style>
    <style:style style:name="T7" style:family="text">
      <style:text-properties fo:font-style="italic" officeooo:rsid="001bf74d" style:font-style-asian="italic" style:font-style-complex="italic"/>
    </style:style>
    <style:style style:name="T8" style:family="text">
      <style:text-properties fo:font-style="italic" officeooo:rsid="0024bd33" style:font-style-asian="italic" style:font-style-complex="italic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15b04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officeooo:rsid="00181746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019692b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024bd33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officeooo:rsid="0013ed6b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officeooo:rsid="0026490e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0312283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fo:font-weight="bold" officeooo:rsid="00339a73" style:font-weight-asian="bold" style:font-weight-complex="bold"/>
    </style:style>
    <style:style style:name="T18" style:family="text">
      <style:text-properties officeooo:rsid="00181a9c"/>
    </style:style>
    <style:style style:name="T19" style:family="text">
      <style:text-properties officeooo:rsid="0019692b"/>
    </style:style>
    <style:style style:name="T20" style:family="text">
      <style:text-properties officeooo:rsid="001a50a5"/>
    </style:style>
    <style:style style:name="T21" style:family="text">
      <style:text-properties officeooo:rsid="001bf74d"/>
    </style:style>
    <style:style style:name="T22" style:family="text">
      <style:text-properties officeooo:rsid="001c8903"/>
    </style:style>
    <style:style style:name="T23" style:family="text">
      <style:text-properties officeooo:rsid="001d316c"/>
    </style:style>
    <style:style style:name="T24" style:family="text">
      <style:text-properties officeooo:rsid="001ebe5f"/>
    </style:style>
    <style:style style:name="T25" style:family="text">
      <style:text-properties officeooo:rsid="00203162"/>
    </style:style>
    <style:style style:name="T26" style:family="text">
      <style:text-properties officeooo:rsid="0020759a"/>
    </style:style>
    <style:style style:name="T27" style:family="text">
      <style:text-properties officeooo:rsid="00221d61"/>
    </style:style>
    <style:style style:name="T28" style:family="text">
      <style:text-properties officeooo:rsid="0024bd33"/>
    </style:style>
    <style:style style:name="T29" style:family="text">
      <style:text-properties officeooo:rsid="0013ed6b"/>
    </style:style>
    <style:style style:name="T30" style:family="text">
      <style:text-properties officeooo:rsid="0026490e"/>
    </style:style>
    <style:style style:name="T31" style:family="text">
      <style:text-properties officeooo:rsid="002706ff"/>
    </style:style>
    <style:style style:name="T32" style:family="text">
      <style:text-properties officeooo:rsid="002877b1"/>
    </style:style>
    <style:style style:name="T33" style:family="text">
      <style:text-properties officeooo:rsid="002a51ca"/>
    </style:style>
    <style:style style:name="T34" style:family="text">
      <style:text-properties officeooo:rsid="002a84ba"/>
    </style:style>
    <style:style style:name="T35" style:family="text">
      <style:text-properties officeooo:rsid="002b4aba"/>
    </style:style>
    <style:style style:name="T36" style:family="text">
      <style:text-properties officeooo:rsid="002bf4ee"/>
    </style:style>
    <style:style style:name="T37" style:family="text">
      <style:text-properties officeooo:rsid="002f9ced"/>
    </style:style>
    <style:style style:name="T38" style:family="text">
      <style:text-properties fo:font-style="normal" officeooo:rsid="00312283" style:font-style-asian="normal" style:font-style-complex="normal"/>
    </style:style>
    <style:style style:name="T39" style:family="text">
      <style:text-properties fo:font-style="normal" officeooo:rsid="002a84ba" style:font-style-asian="normal" style:font-style-complex="normal"/>
    </style:style>
    <style:style style:name="T40" style:family="text">
      <style:text-properties fo:font-style="normal" officeooo:rsid="00339a73" style:font-style-asian="normal" style:font-style-complex="normal"/>
    </style:style>
    <style:style style:name="T41" style:family="text">
      <style:text-properties officeooo:rsid="0031c32b"/>
    </style:style>
    <style:style style:name="T42" style:family="text">
      <style:text-properties officeooo:rsid="00339a7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0">1) </text:span><text:span text:style-name="T13">Snake/Cameleon</text:span><text:span text:style-name="T11">!</text:span></text:p>
      <text:p text:style-name="P11"><text:span text:style-name="T11">The food is assigned a random color every time it </text:span><text:span text:style-name="T12">is instantiated </text:span><text:span text:style-name="T11">(4 different colors). When the snake eats the food, it takes on the food color.</text:span></text:p>
      <text:p text:style-name="P6"><text:span text:style-name="T4">STEP </text:span><text:span text:style-name="T5">1.1</text:span></text:p>
      <text:p text:style-name="P6"><text:span text:style-name="T1">-Create </text:span><text:span text:style-name="T3">2</text:span><text:span text:style-name="T1"> new </text:span><text:span text:style-name="T3">int </text:span><text:span text:style-name="T1">variable</text:span><text:span text:style-name="T3">s: _foodColor and _snakeColor</text:span><text:span text:style-name="T1"> </text:span><text:span text:style-name="T3">(respectively </text:span><text:span text:style-name="T1">within </text:span><text:span text:style-name="T3">the </text:span><text:span text:style-name="T1">game </text:span><text:span text:style-name="T3">and snake classe</text:span><text:span text:style-name="T18">s</text:span><text:span text:style-name="T3">)</text:span><text:span text:style-name="T1">.</text:span></text:p>
      <text:p text:style-name="P6"/>
      <text:p text:style-name="P8">STEP 1.<text:span text:style-name="T21">2</text:span></text:p>
      <text:p text:style-name="P14">-<text:span text:style-name="T21">Create a new uniform_int_distribution within the game class.</text:span></text:p>
      <text:p text:style-name="P14">-<text:span text:style-name="T21">Instantiate it with the game constructor.</text:span></text:p>
      <text:p text:style-name="P6"/>
      <text:p text:style-name="P12"><text:span text:style-name="T6">STEP 1.</text:span><text:span text:style-name="T7">3</text:span></text:p>
      <text:p text:style-name="P15">-<text:span text:style-name="T18">When the snake eat</text:span><text:span text:style-name="T41">s</text:span><text:span text:style-name="T18"> the food (within </text:span><text:span text:style-name="T19">Game::Update()), assign _foodColor to _snakeColor, </text:span><text:span text:style-name="T27">then, assign </text:span><text:span text:style-name="T18">a random int (</text:span><text:span text:style-name="T23">0,</text:span><text:span text:style-name="T18">1,2,3) to foodColor.</text:span></text:p>
      <text:p text:style-name="P12">-<text:span text:style-name="T24">Within Game::Run, pass the _foodColor variable </text:span><text:span text:style-name="T25">to renderer.Render(). </text:span><text:span text:style-name="T26">Make the appropriate change in renderer.cpp/.h.</text:span></text:p>
      <text:p text:style-name="P13"><text:s/></text:p>
      <text:p text:style-name="P7">STEP 1.<text:span text:style-name="T21">4</text:span></text:p>
      <text:p text:style-name="P5">-<text:span text:style-name="T19">When rendering the food and snake (within Renderer::Render(...)), change the color parameters depending of their associated </text:span><text:span text:style-name="T20">color </text:span><text:span text:style-name="T19">int</text:span><text:span text:style-name="T20">s</text:span><text:span text:style-name="T19">.</text:span></text:p>
      <text:p text:style-name="P2"/>
      <text:p text:style-name="P1"/>
      <text:p text:style-name="P17"><text:span text:style-name="T2">2) </text:span><text:span text:style-name="T28">Cannibal!</text:span></text:p>
      <text:p text:style-name="P30"><text:span text:style-name="T14">Every 1</text:span><text:span text:style-name="T16">5</text:span><text:span text:style-name="T14"> levels, </text:span><text:span text:style-name="T13">the food gives the cannibal power. Until eating the next food, the snake has the capacity to eat himself </text:span><text:span text:style-name="T17">ONCE</text:span><text:span text:style-name="T13">. The body is then split in 2. The dead body will take 10 seconds to disa</text:span><text:span text:style-name="T15">p</text:span><text:span text:style-name="T13">pear. If the snake hits it, its over.</text:span></text:p>
      <text:p text:style-name="P30"><text:span text:style-name="T13"/></text:p>
      <text:p text:style-name="P31"><text:span text:style-name="T13">P</text:span><text:span text:style-name="T9">s: The cannibal food is purple.</text:span></text:p>
      <text:p text:style-name="P1"/>
      <text:p text:style-name="P6"><text:span text:style-name="T8">STEP</text:span><text:span text:style-name="T5"> 2.1</text:span></text:p>
      <text:p text:style-name="P3">-<text:span text:style-name="T30">Within the snake classe, c</text:span><text:span text:style-name="T28">reate a bool variable “_cannibal” </text:span><text:span text:style-name="T30">and </text:span><text:span text:style-name="T28">a </text:span><text:span text:style-name="T30">vector of SDL_Points <text:s/>“_</text:span><text:span text:style-name="T28">dead</text:span><text:span text:style-name="T30">Body”.</text:span></text:p>
      <text:p text:style-name="P3">-<text:span text:style-name="T31">Within the game classe, create a bool varaible “_cannibalFood”.</text:span></text:p>
      <text:p text:style-name="P18"><text:span text:style-name="T29">-</text:span><text:span text:style-name="T30">Within Game::Update, </text:span><text:span text:style-name="T31">after placing food, </text:span><text:span text:style-name="T30">check the score. </text:span></text:p>
      <text:p text:style-name="P18"><text:span text:style-name="T32">If it </text:span><text:span text:style-name="T30">is a </text:span><text:span text:style-name="T33">number before a product of 10 (9,19,29...) </text:span><text:span text:style-name="T31">, set “_cannibalFood” to True. </text:span></text:p>
      <text:p text:style-name="P19">If it is a product of 10, set “_cannibal” to True.</text:p>
      <text:p text:style-name="P19">Else, set both to False.</text:p>
      <text:p text:style-name="P19"/>
      <text:p text:style-name="P9">STEP 2.2</text:p>
      <text:p text:style-name="P19">-Modify the renderer::Render function so that it accepts the “_cannibalFood” variable.</text:p>
      <text:p text:style-name="P19">-Within <text:s/>renderer::Render, if “_cannibalFood” = True, make the food purple.</text:p>
      <text:p text:style-name="P20">If “snake._cannibal” = True, make the snake body purple. </text:p>
      <text:p text:style-name="P20"/>
      <text:p text:style-name="P10">STEP 2.3</text:p>
      <text:p text:style-name="P20">-When checking if the head is on the body <text:span text:style-name="T34">(within Snake::UpdateBody)</text:span>, if <text:s/><text:span text:style-name="T34">Cannibal = true:</text:span></text:p>
      <text:p text:style-name="P22">split the body from where the head is. The body become the part with the head, the rest is assigned to “deadBody”. </text:p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3">STEP 2.4</text:p>
      <text:p text:style-name="P26"><text:span text:style-name="T35">-</text:span><text:span text:style-name="T30">Within the snake classe, c</text:span><text:span text:style-name="T28">reate a </text:span><text:span text:style-name="T36">int</text:span><text:span text:style-name="T28"> variable “_</text:span><text:span text:style-name="T36">lifeDeadBody</text:span><text:span text:style-name="T28">”.</text:span></text:p>
      <text:p text:style-name="P26">-<text:span text:style-name="T36">When the snake dead body is created, set the value to 0. </text:span></text:p>
      <text:p text:style-name="P26">-<text:span text:style-name="T36">Every second passed, increment the </text:span><text:span text:style-name="T28">_</text:span><text:span text:style-name="T36">lifeDeadBody.</text:span></text:p>
      <text:p text:style-name="P27">-<text:span text:style-name="T36">Within the renderer, </text:span><text:span text:style-name="T37">progressively reduce the intensity of the color (the body is decomposing!)</text:span></text:p>
      <text:p text:style-name="P28">-<text:span text:style-name="T37">Within Game::Run, if the deadBody has been </text:span><text:span text:style-name="T42">created</text:span><text:span text:style-name="T37"> more than 10 seconds, destroy it.</text:span></text:p>
      <text:p text:style-name="P28"/>
      <text:p text:style-name="P24">STEP 2.<text:span text:style-name="T37">5</text:span></text:p>
      <text:p text:style-name="P25">-<text:span text:style-name="T38"> W</text:span><text:span text:style-name="T39">ithin Snake::UpdateBody, </text:span><text:span text:style-name="T38">check if the head is into the deadBody, if it is, it’</text:span><text:span text:style-name="T40">s</text:span><text:span text:style-name="T38"> over!</text:span></text:p>
      <text:p text:style-name="P25"><text:span text:style-name="T38"/></text:p>
      <text:p text:style-name="P29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2T20:43:39.882158465</meta:creation-date>
    <meta:generator>LibreOffice/6.4.7.2$Linux_X86_64 LibreOffice_project/40$Build-2</meta:generator>
    <dc:date>2021-08-19T17:36:04.201310199</dc:date>
    <meta:editing-duration>PT46M10S</meta:editing-duration>
    <meta:editing-cycles>13</meta:editing-cycles>
    <meta:document-statistic meta:table-count="0" meta:image-count="0" meta:object-count="0" meta:page-count="2" meta:paragraph-count="38" meta:word-count="384" meta:character-count="2363" meta:non-whitespace-character-count="2007"/>
  </office:meta>
</office:document-meta>
</file>